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1.75pt"/>
    </style:style>
    <style:style style:name="co6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14" style:family="table-cell" style:parent-style-name="Default">
      <style:text-properties style:font-name="SF Pro Display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45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/>
    </style:style>
    <style:style style:name="ce47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style:font-name="SF Pro Display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6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89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3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61" table:default-cell-style-name="ce14"/>
        <table:table-row table:style-name="ro1">
          <table:table-cell table:style-name="ce3"/>
          <table:table-cell table:style-name="ce15"/>
          <table:table-cell table:style-name="ce19"/>
          <table:table-cell table:style-name="ce37" office:value-type="string" calcext:value-type="string" table:number-columns-spanned="23" table:number-rows-spanned="1">
            <text:p>Sprint</text:p>
          </table:table-cell>
          <table:covered-table-cell table:style-name="ce40"/>
          <table:covered-table-cell table:number-columns-repeated="2" table:style-name="ce15"/>
          <table:covered-table-cell table:number-columns-repeated="14" table:style-name="ce69"/>
          <table:covered-table-cell table:number-columns-repeated="5"/>
          <table:table-cell table:number-columns-repeated="38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8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forcast</text:p>
          </table:table-cell>
          <table:table-cell table:style-name="ce46" table:formula="of:=effort_ttl" office:value-type="float" office:value="645" calcext:value-type="float">
            <text:p>645.00</text:p>
          </table:table-cell>
          <table:table-cell table:style-name="ce46" table:formula="of:=MAX([.D3] - velocity_forecast; 0)" office:value-type="float" office:value="610" calcext:value-type="float">
            <text:p>610.00</text:p>
          </table:table-cell>
          <table:table-cell table:style-name="ce46" table:formula="of:=MAX([.E3] - velocity_forecast; 0)" office:value-type="float" office:value="575" calcext:value-type="float">
            <text:p>575.00</text:p>
          </table:table-cell>
          <table:table-cell table:style-name="ce46" table:formula="of:=MAX([.F3] - velocity_forecast; 0)" office:value-type="float" office:value="540" calcext:value-type="float">
            <text:p>540.00</text:p>
          </table:table-cell>
          <table:table-cell table:style-name="ce46" table:formula="of:=MAX([.G3] - velocity_forecast; 0)" office:value-type="float" office:value="505" calcext:value-type="float">
            <text:p>505.00</text:p>
          </table:table-cell>
          <table:table-cell table:style-name="ce46" table:formula="of:=MAX([.H3] - velocity_forecast; 0)" office:value-type="float" office:value="470" calcext:value-type="float">
            <text:p>470.00</text:p>
          </table:table-cell>
          <table:table-cell table:style-name="ce46" table:formula="of:=MAX([.I3] - velocity_forecast; 0)" office:value-type="float" office:value="435" calcext:value-type="float">
            <text:p>435.00</text:p>
          </table:table-cell>
          <table:table-cell table:style-name="ce46" table:formula="of:=MAX([.J3] - velocity_forecast; 0)" office:value-type="float" office:value="400" calcext:value-type="float">
            <text:p>400.00</text:p>
          </table:table-cell>
          <table:table-cell table:style-name="ce46" table:formula="of:=MAX([.K3] - velocity_forecast; 0)" office:value-type="float" office:value="365" calcext:value-type="float">
            <text:p>365.00</text:p>
          </table:table-cell>
          <table:table-cell table:style-name="ce46" table:formula="of:=MAX([.L3] - velocity_forecast; 0)" office:value-type="float" office:value="330" calcext:value-type="float">
            <text:p>330.00</text:p>
          </table:table-cell>
          <table:table-cell table:style-name="ce46" table:formula="of:=MAX([.M3] - velocity_forecast; 0)" office:value-type="float" office:value="295" calcext:value-type="float">
            <text:p>295.00</text:p>
          </table:table-cell>
          <table:table-cell table:style-name="ce46" table:formula="of:=MAX([.N3] - velocity_forecast; 0)" office:value-type="float" office:value="260" calcext:value-type="float">
            <text:p>260.00</text:p>
          </table:table-cell>
          <table:table-cell table:style-name="ce46" table:formula="of:=MAX([.O3] - velocity_forecast; 0)" office:value-type="float" office:value="225" calcext:value-type="float">
            <text:p>225.00</text:p>
          </table:table-cell>
          <table:table-cell table:style-name="ce46" table:formula="of:=MAX([.P3] - velocity_forecast; 0)" office:value-type="float" office:value="190" calcext:value-type="float">
            <text:p>190.00</text:p>
          </table:table-cell>
          <table:table-cell table:style-name="ce46" table:formula="of:=MAX([.Q3] - velocity_forecast; 0)" office:value-type="float" office:value="155" calcext:value-type="float">
            <text:p>155.00</text:p>
          </table:table-cell>
          <table:table-cell table:style-name="ce46" table:formula="of:=MAX([.R3] - velocity_forecast; 0)" office:value-type="float" office:value="120" calcext:value-type="float">
            <text:p>120.00</text:p>
          </table:table-cell>
          <table:table-cell table:style-name="ce46" table:formula="of:=MAX([.S3] - velocity_forecast; 0)" office:value-type="float" office:value="85" calcext:value-type="float">
            <text:p>85.00</text:p>
          </table:table-cell>
          <table:table-cell table:style-name="ce46" table:formula="of:=MAX([.T3] - velocity_forecast; 0)" office:value-type="float" office:value="50" calcext:value-type="float">
            <text:p>50.00</text:p>
          </table:table-cell>
          <table:table-cell table:style-name="ce46" table:formula="of:=MAX([.U3] - velocity_forecast; 0)" office:value-type="float" office:value="15" calcext:value-type="float">
            <text:p>15.00</text:p>
          </table:table-cell>
          <table:table-cell table:style-name="ce46" table:formula="of:=MAX([.V3] - velocity_forecast; 0)" office:value-type="float" office:value="0" calcext:value-type="float">
            <text:p>0.00</text:p>
          </table:table-cell>
          <table:table-cell table:style-name="ce46" table:formula="of:=MAX([.W3] - velocity_forecast; 0)" office:value-type="float" office:value="0" calcext:value-type="float">
            <text:p>0.00</text:p>
          </table:table-cell>
          <table:table-cell table:style-name="ce46" table:formula="of:=MAX([.X3] - velocity_forecast; 0)" office:value-type="float" office:value="0" calcext:value-type="float">
            <text:p>0.00</text:p>
          </table:table-cell>
          <table:table-cell table:style-name="ce46" table:formula="of:=MAX([.Y3] - velocity_forecast; 0)" office:value-type="float" office:value="0" calcext:value-type="float">
            <text:p>0.00</text:p>
          </table:table-cell>
          <table:table-cell table:number-columns-repeated="38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Inspection</text:p>
          </table:table-cell>
          <table:table-cell table:style-name="ce22" table:formula="of:=effort_ttl" office:value-type="float" office:value="645" calcext:value-type="float">
            <text:p>645</text:p>
          </table:table-cell>
          <table:table-cell table:style-name="ce22" table:formula="of:=[.D4]-[.E25]" office:value-type="float" office:value="601" calcext:value-type="float">
            <text:p>601</text:p>
          </table:table-cell>
          <table:table-cell table:style-name="ce22" table:formula="of:=[.E4]-[.F25]" office:value-type="float" office:value="544" calcext:value-type="float">
            <text:p>544</text:p>
          </table:table-cell>
          <table:table-cell table:style-name="ce22" table:formula="of:=[.F4]-[.G25]" office:value-type="float" office:value="494" calcext:value-type="float">
            <text:p>494</text:p>
          </table:table-cell>
          <table:table-cell table:style-name="ce22" table:formula="of:=[.G4]-[.H25]" office:value-type="float" office:value="444" calcext:value-type="float">
            <text:p>444</text:p>
          </table:table-cell>
          <table:table-cell table:style-name="ce22" table:formula="of:=[.H4]-[.I25]" office:value-type="float" office:value="394" calcext:value-type="float">
            <text:p>394</text:p>
          </table:table-cell>
          <table:table-cell table:style-name="ce22" table:formula="of:=[.I4]-[.J25]" office:value-type="float" office:value="355" calcext:value-type="float">
            <text:p>355</text:p>
          </table:table-cell>
          <table:table-cell table:style-name="ce22" table:number-columns-repeated="16"/>
          <table:table-cell table:number-columns-repeated="38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table:formula="of:=SUM([.D5:.Z5])/[.C5]" office:value-type="float" office:value="0.96031746031746" calcext:value-type="float">
            <text:p>0.96</text:p>
          </table:table-cell>
          <table:table-cell table:style-name="ce33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table:number-columns-repeated="17"/>
          <table:table-cell table:number-columns-repeated="38"/>
        </table:table-row>
        <table:table-row table:style-name="ro3">
          <table:table-cell table:style-name="ce21" office:value-type="string" calcext:value-type="string">
            <text:p>AO + DO Output</text:p>
          </table:table-cell>
          <table:table-cell table:style-name="ce18" table:formula="of:=SUM([.D6:.Z6])/[.C6]" office:value-type="float" office:value="0.692307692307692" calcext:value-type="float">
            <text:p>0.69</text:p>
          </table:table-cell>
          <table:table-cell table:style-name="ce24" office:value-type="float" office:value="52" calcext:value-type="float">
            <text:p>52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6"/>
          <table:table-cell table:number-columns-repeated="38"/>
        </table:table-row>
        <table:table-row table:style-name="ro3">
          <table:table-cell table:style-name="ce21" office:value-type="string" calcext:value-type="string">
            <text:p>Control Algo</text:p>
          </table:table-cell>
          <table:table-cell table:style-name="ce18" table:formula="of:=SUM([.D7:.Z7])/[.C7]" office:value-type="float" office:value="0.428571428571429" calcext:value-type="float">
            <text:p>0.43</text:p>
          </table:table-cell>
          <table:table-cell table:style-name="ce24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16"/>
          <table:table-cell table:number-columns-repeated="38"/>
        </table:table-row>
        <table:table-row table:style-name="ro3">
          <table:table-cell table:style-name="ce21" office:value-type="string" calcext:value-type="string">
            <text:p>Failsafe</text:p>
          </table:table-cell>
          <table:table-cell table:style-name="ce18" table:formula="of:=SUM([.D8:.Z8])/[.C8]" office:value-type="float" office:value="2" calcext:value-type="float">
            <text:p>2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17"/>
          <table:table-cell table:number-columns-repeated="38"/>
        </table:table-row>
        <table:table-row table:style-name="ro3">
          <table:table-cell table:style-name="ce21" office:value-type="string" calcext:value-type="string">
            <text:p>Time-ed Relay</text:p>
          </table:table-cell>
          <table:table-cell table:style-name="ce18" table:formula="of:=SUM([.D9:.Z9])/[.C9]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Soft Start</text:p>
          </table:table-cell>
          <table:table-cell table:style-name="ce18" table:formula="of:=SUM([.D10:.Z10])/[.C10]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Input Math</text:p>
          </table:table-cell>
          <table:table-cell table:style-name="ce18" table:formula="of:=SUM([.D11:.Z11])/[.C11]" office:value-type="float" office:value="0.625" calcext:value-type="float">
            <text:p>0.63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5"/>
          <table:table-cell table:style-name="ce22" office:value-type="float" office:value="5" calcext:value-type="float">
            <text:p>5</text:p>
          </table:table-cell>
          <table:table-cell table:style-name="ce22" table:number-columns-repeated="16"/>
          <table:table-cell table:number-columns-repeated="38"/>
        </table:table-row>
        <table:table-row table:style-name="ro3">
          <table:table-cell table:style-name="ce21" office:value-type="string" calcext:value-type="string">
            <text:p>Fuzzy OS Suppression</text:p>
          </table:table-cell>
          <table:table-cell table:style-name="ce18" table:formula="of:=SUM([.D12:.Z12])/[.C12]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Accutune</text:p>
          </table:table-cell>
          <table:table-cell table:style-name="ce18" table:formula="of:=SUM([.D13:.Z13])/[.C13]" office:value-type="float" office:value="0.384615384615385" calcext:value-type="float">
            <text:p>0.38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5"/>
          <table:table-cell table:style-name="ce22" office:value-type="float" office:value="5" calcext:value-type="float">
            <text:p>5</text:p>
          </table:table-cell>
          <table:table-cell table:style-name="ce22" table:number-columns-repeated="16"/>
          <table:table-cell table:number-columns-repeated="38"/>
        </table:table-row>
        <table:table-row table:style-name="ro3">
          <table:table-cell table:style-name="ce21" office:value-type="string" calcext:value-type="string">
            <text:p>SP Ramp/Program/Rate</text:p>
          </table:table-cell>
          <table:table-cell table:style-name="ce18" table:formula="of:=SUM([.D14:.Z14])/[.C14]" office:value-type="float" office:value="0.25" calcext:value-type="float">
            <text:p>0.25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21"/>
          <table:table-cell table:number-columns-repeated="38"/>
        </table:table-row>
        <table:table-row table:style-name="ro3">
          <table:table-cell table:style-name="ce21" office:value-type="string" calcext:value-type="string">
            <text:p>Auxiliary Outputs</text:p>
          </table:table-cell>
          <table:table-cell table:style-name="ce18" table:formula="of:=SUM([.D15:.Z15])/[.C15]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Alarm</text:p>
          </table:table-cell>
          <table:table-cell table:style-name="ce18" table:formula="of:=SUM([.D16:.Z16])/[.C16]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DI</text:p>
          </table:table-cell>
          <table:table-cell table:style-name="ce18" table:formula="of:=SUM([.D17:.Z17])/[.C17]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Modbus, Ethernet</text:p>
          </table:table-cell>
          <table:table-cell table:style-name="ce18" table:formula="of:=SUM([.D18:.Z18])/[.C18]" office:value-type="float" office:value="0.65" calcext:value-type="float">
            <text:p>0.65</text:p>
          </table:table-cell>
          <table:table-cell table:style-name="ce24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1"/>
          <table:table-cell table:number-columns-repeated="38"/>
        </table:table-row>
        <table:table-row table:style-name="ro3">
          <table:table-cell table:style-name="ce21" office:value-type="string" calcext:value-type="string">
            <text:p>GUI</text:p>
          </table:table-cell>
          <table:table-cell table:style-name="ce18" table:formula="of:=SUM([.D19:.Z19])/[.C19]" office:value-type="float" office:value="0" calcext:value-type="float">
            <text:p>0.00</text:p>
          </table:table-cell>
          <table:table-cell table:style-name="ce24" office:value-type="float" office:value="43" calcext:value-type="float">
            <text:p>43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PIE Upgrading</text:p>
          </table:table-cell>
          <table:table-cell table:style-name="ce18" table:formula="of:=SUM([.D20:.Z20])/[.C20]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IOS Client</text:p>
          </table:table-cell>
          <table:table-cell table:style-name="ce18" table:formula="of:=SUM([.D21:.Z21])/[.C21]" office:value-type="float" office:value="0.738461538461539" calcext:value-type="float">
            <text:p>0.74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21" calcext:value-type="float">
            <text:p>2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16"/>
          <table:table-cell table:number-columns-repeated="38"/>
        </table:table-row>
        <table:table-row table:style-name="ro3">
          <table:table-cell table:style-name="ce21" office:value-type="string" calcext:value-type="string">
            <text:p>FCT (Inc. ICT?)</text:p>
          </table:table-cell>
          <table:table-cell table:style-name="ce18" table:formula="of:=SUM([.D22:.Z22])/[.C22]" office:value-type="float" office:value="0" calcext:value-type="float">
            <text:p>0.00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Firmware Upgrade</text:p>
          </table:table-cell>
          <table:table-cell table:style-name="ce18" table:formula="of:=SUM([.D23:.Z23])/[.C23]" office:value-type="float" office:value="0" calcext:value-type="float">
            <text:p>0.00</text:p>
          </table:table-cell>
          <table:table-cell table:style-name="ce24" office:value-type="float" office:value="48" calcext:value-type="float">
            <text:p>4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Self Test</text:p>
          </table:table-cell>
          <table:table-cell table:style-name="ce18" table:formula="of:=SUM([.D24:.Z24])/[.C24]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45" calcext:value-type="float">
            <text:p>64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formula="of:=SUM([.H5:.H24])" office:value-type="float" office:value="50" calcext:value-type="float">
            <text:p>50</text:p>
          </table:table-cell>
          <table:table-cell table:style-name="ce23" table:formula="of:=SUM([.I5:.I24])" office:value-type="float" office:value="50" calcext:value-type="float">
            <text:p>50</text:p>
          </table:table-cell>
          <table:table-cell table:style-name="ce23" table:formula="of:=SUM([.J5:.J24])" office:value-type="float" office:value="39" calcext:value-type="float">
            <text:p>39</text:p>
          </table:table-cell>
          <table:table-cell table:style-name="ce23" table:number-columns-repeated="16"/>
          <table:table-cell table:number-columns-repeated="38"/>
        </table:table-row>
        <table:table-row table:style-name="ro3">
          <table:table-cell table:style-name="ce11" table:number-columns-repeated="26"/>
          <table:table-cell table:number-columns-repeated="38"/>
        </table:table-row>
        <table:table-row table:style-name="ro3">
          <table:table-cell table:style-name="ce30"/>
          <table:table-cell/>
          <table:table-cell table:style-name="ce10" table:number-columns-repeated="2"/>
          <table:table-cell table:style-name="ce44" office:value-type="string" calcext:value-type="string">
            <text:p>Velocity</text:p>
          </table:table-cell>
          <table:table-cell table:style-name="ce58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30" office:value-type="string" calcext:value-type="string">
            <text:p>Curr Sprint</text:p>
          </table:table-cell>
          <table:table-cell table:style-name="ce59" office:value-type="float" office:value="14" calcext:value-type="float">
            <text:p>14</text:p>
          </table:table-cell>
          <table:table-cell table:style-name="Default"/>
          <table:table-cell table:number-columns-repeated="54"/>
        </table:table-row>
        <table:table-row table:style-name="ro3">
          <table:table-cell table:number-columns-repeated="2"/>
          <table:table-cell table:style-name="ce10"/>
          <table:table-cell table:style-name="ce41" office:value-type="string" calcext:value-type="string">
            <text:p>inspection</text:p>
          </table:table-cell>
          <table:table-cell table:style-name="ce45" table:formula="of:=SUM([.E25:.U25])/(curr_sprint - first_sprint)" office:value-type="float" office:value="48.3333333333333" calcext:value-type="float">
            <text:p>48</text:p>
          </table:table-cell>
          <table:table-cell table:style-name="ce60" table:formula="of:=first_sprint - 1 + (effort_ttl + velocity_inspection - 1)/velocity_inspection" office:value-type="float" office:value="21.3241379310345" calcext:value-type="float">
            <text:p>21</text:p>
          </table:table-cell>
          <table:table-cell table:style-name="ce56" table:formula="of:=[.F28] - curr_sprint" office:value-type="float" office:value="7.32413793103449" calcext:value-type="float">
            <text:p>7</text:p>
          </table:table-cell>
          <table:table-cell table:number-columns-repeated="57"/>
        </table:table-row>
        <table:table-row table:style-name="ro3">
          <table:table-cell table:style-name="ce30"/>
          <table:table-cell/>
          <table:table-cell table:style-name="ce10"/>
          <table:table-cell table:style-name="ce41" office:value-type="string" calcext:value-type="string">
            <text:p>forecast</text:p>
          </table:table-cell>
          <table:table-cell table:style-name="ce47" office:value-type="float" office:value="35" calcext:value-type="float">
            <text:p>35</text:p>
          </table:table-cell>
          <table:table-cell table:style-name="ce60" table:formula="of:=first_sprint + (effort_ttl + velocity_forecast - 1)/velocity_forecast" office:value-type="float" office:value="27.4" calcext:value-type="float">
            <text:p>27</text:p>
          </table:table-cell>
          <table:table-cell table:style-name="ce64" table:formula="of:=[.F29] - curr_sprint" office:value-type="float" office:value="13.4" calcext:value-type="float">
            <text:p>13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5"/>
          <table:table-cell table:style-name="ce42" office:value-type="string" calcext:value-type="string">
            <text:p>adaptation</text:p>
          </table:table-cell>
          <table:table-cell table:style-name="ce48" office:value-type="float" office:value="42" calcext:value-type="float">
            <text:p>42</text:p>
          </table:table-cell>
          <table:table-cell table:style-name="ce61" table:formula="of:=first_sprint + (effort_ttl + velocity_adaptation - 1)/velocity_adaptation" office:value-type="float" office:value="24.3333333333333" calcext:value-type="float">
            <text:p>24</text:p>
          </table:table-cell>
          <table:table-cell table:style-name="ce57" table:formula="of:=[.F30] - curr_sprint" office:value-type="float" office:value="10.3333333333333" calcext:value-type="float">
            <text:p>10</text:p>
          </table:table-cell>
          <table:table-cell table:number-columns-repeated="57"/>
        </table:table-row>
        <table:table-row table:style-name="ro3">
          <table:table-cell table:number-columns-repeated="3"/>
          <table:table-cell table:style-name="ce30" office:value-type="string" calcext:value-type="string">
            <text:p>Internal</text:p>
          </table:table-cell>
          <table:table-cell table:style-name="ce62" table:formula="of:= FLOOR(velocity_forecast * 1.7)" office:value-type="float" office:value="59" calcext:value-type="float">
            <text:p>59</text:p>
          </table:table-cell>
          <table:table-cell table:number-columns-repeated="59"/>
        </table:table-row>
        <table:table-row table:style-name="ro3">
          <table:table-cell table:number-columns-repeated="4"/>
          <table:table-cell table:style-name="Default"/>
          <table:table-cell table:number-columns-repeated="59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rint Burn Up" table:style-name="ta1">
        <table:table-column table:style-name="co4" table:number-columns-repeated="64" table:default-cell-style-name="ce30"/>
        <table:table-row table:style-name="ro3">
          <table:table-cell table:style-name="ce89" office:value-type="string" calcext:value-type="string">
            <text:p>Sprint</text:p>
          </table:table-cell>
          <table:table-cell table:style-name="ce89" office:value-type="string" calcext:value-type="string">
            <text:p>FW</text:p>
          </table:table-cell>
          <table:table-cell table:style-name="ce89" office:value-type="string" calcext:value-type="string">
            <text:p>IOS</text:p>
          </table:table-cell>
          <table:table-cell table:style-name="ce89" office:value-type="string" calcext:value-type="string">
            <text:p>SUM</text:p>
          </table:table-cell>
          <table:table-cell table:number-columns-repeated="60"/>
        </table:table-row>
        <table:table-row table:style-name="ro3">
          <table:table-cell table:style-name="ce21" office:value-type="float" office:value="9" calcext:value-type="float">
            <text:p>9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SUM([.B2:.C2])" office:value-type="float" office:value="44" calcext:value-type="float">
            <text:p>44</text:p>
          </table:table-cell>
          <table:table-cell table:number-columns-repeated="60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formula="of:=SUM([.B3:.C3])" office:value-type="float" office:value="57" calcext:value-type="float">
            <text:p>57</text:p>
          </table:table-cell>
          <table:table-cell table:number-columns-repeated="60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SUM([.B4:.C4])" office:value-type="float" office:value="50" calcext:value-type="float">
            <text:p>50</text:p>
          </table:table-cell>
          <table:table-cell table:number-columns-repeated="60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6" calcext:value-type="float">
            <text:p>16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7" calcext:value-type="float">
            <text:p>17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8" calcext:value-type="float">
            <text:p>18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9" calcext:value-type="float">
            <text:p>19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1" calcext:value-type="float">
            <text:p>21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2" calcext:value-type="float">
            <text:p>22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3" calcext:value-type="float">
            <text:p>23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4" calcext:value-type="float">
            <text:p>24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5" calcext:value-type="float">
            <text:p>25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6" calcext:value-type="float">
            <text:p>26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7" calcext:value-type="float">
            <text:p>27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8" calcext:value-type="float">
            <text:p>28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9" calcext:value-type="float">
            <text:p>29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30" calcext:value-type="float">
            <text:p>30</text:p>
          </table:table-cell>
          <table:table-cell table:style-name="ce21" table:number-columns-repeated="3"/>
          <table:table-cell table:number-columns-repeated="60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urndown-csv" table:style-name="ta1">
        <table:table-column table:style-name="co4" table:default-cell-style-name="ce91"/>
        <table:table-column table:style-name="co4" table:default-cell-style-name="ce92"/>
        <table:table-column table:style-name="co4" table:default-cell-style-name="ce73"/>
        <table:table-column table:style-name="co4" table:default-cell-style-name="ce92"/>
        <table:table-row table:style-name="ro3">
          <table:table-cell table:style-name="ce90" office:value-type="string" calcext:value-type="string">
            <text:p>sprint</text:p>
          </table:table-cell>
          <table:table-cell table:style-name="ce90" office:value-type="string" calcext:value-type="string">
            <text:p>forecast</text:p>
          </table:table-cell>
          <table:table-cell table:style-name="ce90" office:value-type="string" calcext:value-type="string">
            <text:p>inspection</text:p>
          </table:table-cell>
          <table:table-cell table:style-name="ce74" office:value-type="string" calcext:value-type="string">
            <text:p>adaptation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effort_ttl" office:value-type="float" office:value="645" calcext:value-type="float">
            <text:p>645.00</text:p>
          </table:table-cell>
          <table:table-cell table:style-name="ce92" table:formula="of:=effort_ttl" office:value-type="float" office:value="645" calcext:value-type="float">
            <text:p>645.00</text:p>
          </table:table-cell>
          <table:table-cell table:formula="of:=effort_ttl" office:value-type="float" office:value="645" calcext:value-type="float">
            <text:p>645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'Features Burndown'.E3]" office:value-type="float" office:value="610" calcext:value-type="float">
            <text:p>610.00</text:p>
          </table:table-cell>
          <table:table-cell table:style-name="ce92" table:formula="of:=[$'Features Burndown'.E4]" office:value-type="float" office:value="601" calcext:value-type="float">
            <text:p>601.00</text:p>
          </table:table-cell>
          <table:table-cell table:formula="of:= MAX([.D2] - velocity_adaptation; 0)" office:value-type="float" office:value="603" calcext:value-type="float">
            <text:p>603.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'Features Burndown'.F3]" office:value-type="float" office:value="575" calcext:value-type="float">
            <text:p>575.00</text:p>
          </table:table-cell>
          <table:table-cell table:style-name="ce92" table:formula="of:=[$'Features Burndown'.F4]" office:value-type="float" office:value="544" calcext:value-type="float">
            <text:p>544.00</text:p>
          </table:table-cell>
          <table:table-cell table:formula="of:= MAX([.D3] - velocity_adaptation; 0)" office:value-type="float" office:value="561" calcext:value-type="float">
            <text:p>561.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'Features Burndown'.G3]" office:value-type="float" office:value="540" calcext:value-type="float">
            <text:p>540.00</text:p>
          </table:table-cell>
          <table:table-cell table:style-name="ce92" table:formula="of:=[$'Features Burndown'.G4]" office:value-type="float" office:value="494" calcext:value-type="float">
            <text:p>494.00</text:p>
          </table:table-cell>
          <table:table-cell table:formula="of:= MAX([.D4] - velocity_adaptation; 0)" office:value-type="float" office:value="519" calcext:value-type="float">
            <text:p>519.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'Features Burndown'.H3]" office:value-type="float" office:value="505" calcext:value-type="float">
            <text:p>505.00</text:p>
          </table:table-cell>
          <table:table-cell table:style-name="ce92" table:formula="of:=[$'Features Burndown'.H4]" office:value-type="float" office:value="444" calcext:value-type="float">
            <text:p>444.00</text:p>
          </table:table-cell>
          <table:table-cell table:formula="of:= MAX([.D5] - velocity_adaptation; 0)" office:value-type="float" office:value="477" calcext:value-type="float">
            <text:p>477.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'Features Burndown'.I3]" office:value-type="float" office:value="470" calcext:value-type="float">
            <text:p>470.00</text:p>
          </table:table-cell>
          <table:table-cell table:style-name="ce92" table:formula="of:=[$'Features Burndown'.I4]" office:value-type="float" office:value="394" calcext:value-type="float">
            <text:p>394.00</text:p>
          </table:table-cell>
          <table:table-cell table:formula="of:= MAX([.D6] - velocity_adaptation; 0)" office:value-type="float" office:value="435" calcext:value-type="float">
            <text:p>435.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'Features Burndown'.J3]" office:value-type="float" office:value="435" calcext:value-type="float">
            <text:p>435.00</text:p>
          </table:table-cell>
          <table:table-cell table:style-name="ce92" table:formula="of:=[$'Features Burndown'.J4]" office:value-type="float" office:value="355" calcext:value-type="float">
            <text:p>355.00</text:p>
          </table:table-cell>
          <table:table-cell table:formula="of:= MAX([.D7] - velocity_adaptation; 0)" office:value-type="float" office:value="393" calcext:value-type="float">
            <text:p>393.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'Features Burndown'.K3]" office:value-type="float" office:value="400" calcext:value-type="float">
            <text:p>400.00</text:p>
          </table:table-cell>
          <table:table-cell/>
          <table:table-cell table:formula="of:= MAX([.D8] - velocity_adaptation; 0)" office:value-type="float" office:value="351" calcext:value-type="float">
            <text:p>351.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'Features Burndown'.L3]" office:value-type="float" office:value="365" calcext:value-type="float">
            <text:p>365.00</text:p>
          </table:table-cell>
          <table:table-cell/>
          <table:table-cell table:formula="of:= MAX([.D9] - velocity_adaptation; 0)" office:value-type="float" office:value="309" calcext:value-type="float">
            <text:p>309.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'Features Burndown'.M3]" office:value-type="float" office:value="330" calcext:value-type="float">
            <text:p>330.00</text:p>
          </table:table-cell>
          <table:table-cell/>
          <table:table-cell table:formula="of:= MAX([.D10] - velocity_adaptation; 0)" office:value-type="float" office:value="267" calcext:value-type="float">
            <text:p>267.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'Features Burndown'.N3]" office:value-type="float" office:value="295" calcext:value-type="float">
            <text:p>295.00</text:p>
          </table:table-cell>
          <table:table-cell/>
          <table:table-cell table:formula="of:= MAX([.D11] - velocity_adaptation; 0)" office:value-type="float" office:value="225" calcext:value-type="float">
            <text:p>225.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'Features Burndown'.O3]" office:value-type="float" office:value="260" calcext:value-type="float">
            <text:p>260.00</text:p>
          </table:table-cell>
          <table:table-cell/>
          <table:table-cell table:formula="of:= MAX([.D12] - velocity_adaptation; 0)" office:value-type="float" office:value="183" calcext:value-type="float">
            <text:p>183.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'Features Burndown'.P3]" office:value-type="float" office:value="225" calcext:value-type="float">
            <text:p>225.00</text:p>
          </table:table-cell>
          <table:table-cell/>
          <table:table-cell table:formula="of:= MAX([.D13] - velocity_adaptation; 0)" office:value-type="float" office:value="141" calcext:value-type="float">
            <text:p>141.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'Features Burndown'.Q3]" office:value-type="float" office:value="190" calcext:value-type="float">
            <text:p>190.00</text:p>
          </table:table-cell>
          <table:table-cell/>
          <table:table-cell table:formula="of:= MAX([.D14] - velocity_adaptation; 0)" office:value-type="float" office:value="99" calcext:value-type="float">
            <text:p>99.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'Features Burndown'.R3]" office:value-type="float" office:value="155" calcext:value-type="float">
            <text:p>155.00</text:p>
          </table:table-cell>
          <table:table-cell/>
          <table:table-cell table:formula="of:= MAX([.D15] - velocity_adaptation; 0)"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'Features Burndown'.S3]" office:value-type="float" office:value="120" calcext:value-type="float">
            <text:p>120.00</text:p>
          </table:table-cell>
          <table:table-cell/>
          <table:table-cell table:formula="of:= MAX([.D16] - velocity_adaptation; 0)" office:value-type="float" office:value="15" calcext:value-type="float">
            <text:p>15.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'Features Burndown'.T3]" office:value-type="float" office:value="85" calcext:value-type="float">
            <text:p>85.00</text:p>
          </table:table-cell>
          <table:table-cell/>
          <table:table-cell table:formula="of:= MAX([.D17] - velocity_adaptation; 0)"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'Features Burndown'.U3]" office:value-type="float" office:value="50" calcext:value-type="float">
            <text:p>50.00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'Features Burndown'.V3]" office:value-type="float" office:value="15" calcext:value-type="float">
            <text:p>15.00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'Features Burndown'.W3]" office:value-type="float" office:value="0" calcext:value-type="float">
            <text:p>0.00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style-name="Default"/>
          <table:table-cell table:number-columns-repeated="3"/>
        </table:table-row>
      </table:table>
      <table:table table:name="feature-list-csv" table:style-name="ta1">
        <table:table-column table:style-name="co5" table:default-cell-style-name="ce91"/>
        <table:table-column table:style-name="co6" table:default-cell-style-name="ce92"/>
        <table:table-column table:style-name="co6" table:default-cell-style-name="ce95"/>
        <table:table-row table:style-name="ro3">
          <table:table-cell table:style-name="ce90" office:value-type="string" calcext:value-type="string">
            <text:p>feature</text:p>
          </table:table-cell>
          <table:table-cell table:style-name="ce90" office:value-type="string" calcext:value-type="string">
            <text:p>completed</text:p>
          </table:table-cell>
          <table:table-cell table:style-name="ce90" office:value-type="string" calcext:value-type="string">
            <text:p>efforts</text:p>
          </table:table-cell>
        </table:table-row>
        <table:table-row table:style-name="ro3">
          <table:table-cell table:formula="of:=[$'Features Burndown'.A5]" office:value-type="string" office:string-value="AI" calcext:value-type="string">
            <text:p>AI</text:p>
          </table:table-cell>
          <table:table-cell table:formula="of:=[$'Features Burndown'.B5]" office:value-type="float" office:value="0.96031746031746" calcext:value-type="float">
            <text:p>0.96</text:p>
          </table:table-cell>
          <table:table-cell table:formula="of:=[$'Features Burndown'.C5]" office:value-type="float" office:value="63" calcext:value-type="float">
            <text:p>63</text:p>
          </table:table-cell>
        </table:table-row>
        <table:table-row table:style-name="ro3">
          <table:table-cell table:formula="of:=[$'Features Burndown'.A6]" office:value-type="string" office:string-value="AO + DO Output" calcext:value-type="string">
            <text:p>AO + DO Output</text:p>
          </table:table-cell>
          <table:table-cell table:formula="of:=[$'Features Burndown'.B6]" office:value-type="float" office:value="0.692307692307692" calcext:value-type="float">
            <text:p>0.69</text:p>
          </table:table-cell>
          <table:table-cell table:formula="of:=[$'Features Burndown'.C6]" office:value-type="float" office:value="52" calcext:value-type="float">
            <text:p>52</text:p>
          </table:table-cell>
        </table:table-row>
        <table:table-row table:style-name="ro3">
          <table:table-cell table:formula="of:=[$'Features Burndown'.A7]" office:value-type="string" office:string-value="Control Algo" calcext:value-type="string">
            <text:p>Control Algo</text:p>
          </table:table-cell>
          <table:table-cell table:formula="of:=[$'Features Burndown'.B7]" office:value-type="float" office:value="0.428571428571429" calcext:value-type="float">
            <text:p>0.43</text:p>
          </table:table-cell>
          <table:table-cell table:formula="of:=[$'Features Burndown'.C7]" office:value-type="float" office:value="140" calcext:value-type="float">
            <text:p>140</text:p>
          </table:table-cell>
        </table:table-row>
        <table:table-row table:style-name="ro3">
          <table:table-cell table:formula="of:=[$'Features Burndown'.A8]" office:value-type="string" office:string-value="Failsafe" calcext:value-type="string">
            <text:p>Failsafe</text:p>
          </table:table-cell>
          <table:table-cell table:formula="of:=[$'Features Burndown'.B8]" office:value-type="float" office:value="2" calcext:value-type="float">
            <text:p>2.00</text:p>
          </table:table-cell>
          <table:table-cell table:formula="of:=[$'Features Burndown'.C8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9]" office:value-type="string" office:string-value="Time-ed Relay" calcext:value-type="string">
            <text:p>Time-ed Relay</text:p>
          </table:table-cell>
          <table:table-cell table:formula="of:=[$'Features Burndown'.B9]" office:value-type="float" office:value="0" calcext:value-type="float">
            <text:p>0.00</text:p>
          </table:table-cell>
          <table:table-cell table:formula="of:=[$'Features Burndown'.C9]" office:value-type="float" office:value="5" calcext:value-type="float">
            <text:p>5</text:p>
          </table:table-cell>
        </table:table-row>
        <table:table-row table:style-name="ro3">
          <table:table-cell table:formula="of:=[$'Features Burndown'.A10]" office:value-type="string" office:string-value="Soft Start" calcext:value-type="string">
            <text:p>Soft Start</text:p>
          </table:table-cell>
          <table:table-cell table:formula="of:=[$'Features Burndown'.B10]" office:value-type="float" office:value="0" calcext:value-type="float">
            <text:p>0.00</text:p>
          </table:table-cell>
          <table:table-cell table:formula="of:=[$'Features Burndown'.C10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1]" office:value-type="string" office:string-value="Input Math" calcext:value-type="string">
            <text:p>Input Math</text:p>
          </table:table-cell>
          <table:table-cell table:formula="of:=[$'Features Burndown'.B11]" office:value-type="float" office:value="0.625" calcext:value-type="float">
            <text:p>0.63</text:p>
          </table:table-cell>
          <table:table-cell table:formula="of:=[$'Features Burndown'.C11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2]" office:value-type="string" office:string-value="Fuzzy OS Suppression" calcext:value-type="string">
            <text:p>Fuzzy OS Suppression</text:p>
          </table:table-cell>
          <table:table-cell table:formula="of:=[$'Features Burndown'.B12]" office:value-type="float" office:value="0" calcext:value-type="float">
            <text:p>0.00</text:p>
          </table:table-cell>
          <table:table-cell table:formula="of:=[$'Features Burndown'.C12]" office:value-type="float" office:value="3" calcext:value-type="float">
            <text:p>3</text:p>
          </table:table-cell>
        </table:table-row>
        <table:table-row table:style-name="ro3">
          <table:table-cell table:formula="of:=[$'Features Burndown'.A13]" office:value-type="string" office:string-value="Accutune" calcext:value-type="string">
            <text:p>Accutune</text:p>
          </table:table-cell>
          <table:table-cell table:formula="of:=[$'Features Burndown'.B13]" office:value-type="float" office:value="0.384615384615385" calcext:value-type="float">
            <text:p>0.38</text:p>
          </table:table-cell>
          <table:table-cell table:formula="of:=[$'Features Burndown'.C13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4]" office:value-type="string" office:string-value="SP Ramp/Program/Rate" calcext:value-type="string">
            <text:p>SP Ramp/Program/Rate</text:p>
          </table:table-cell>
          <table:table-cell table:formula="of:=[$'Features Burndown'.B14]" office:value-type="float" office:value="0.25" calcext:value-type="float">
            <text:p>0.25</text:p>
          </table:table-cell>
          <table:table-cell table:formula="of:=[$'Features Burndown'.C14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5]" office:value-type="string" office:string-value="Auxiliary Outputs" calcext:value-type="string">
            <text:p>Auxiliary Outputs</text:p>
          </table:table-cell>
          <table:table-cell table:formula="of:=[$'Features Burndown'.B15]" office:value-type="float" office:value="0" calcext:value-type="float">
            <text:p>0.00</text:p>
          </table:table-cell>
          <table:table-cell table:formula="of:=[$'Features Burndown'.C15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6]" office:value-type="string" office:string-value="Alarm" calcext:value-type="string">
            <text:p>Alarm</text:p>
          </table:table-cell>
          <table:table-cell table:formula="of:=[$'Features Burndown'.B16]" office:value-type="float" office:value="0" calcext:value-type="float">
            <text:p>0.00</text:p>
          </table:table-cell>
          <table:table-cell table:formula="of:=[$'Features Burndown'.C16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7]" office:value-type="string" office:string-value="DI" calcext:value-type="string">
            <text:p>DI</text:p>
          </table:table-cell>
          <table:table-cell table:formula="of:=[$'Features Burndown'.B17]" office:value-type="float" office:value="0" calcext:value-type="float">
            <text:p>0.00</text:p>
          </table:table-cell>
          <table:table-cell table:formula="of:=[$'Features Burndown'.C17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8]" office:value-type="string" office:string-value="Modbus, Ethernet" calcext:value-type="string">
            <text:p>Modbus, Ethernet</text:p>
          </table:table-cell>
          <table:table-cell table:formula="of:=[$'Features Burndown'.B18]" office:value-type="float" office:value="0.65" calcext:value-type="float">
            <text:p>0.65</text:p>
          </table:table-cell>
          <table:table-cell table:formula="of:=[$'Features Burndown'.C18]" office:value-type="float" office:value="10" calcext:value-type="float">
            <text:p>10</text:p>
          </table:table-cell>
        </table:table-row>
        <table:table-row table:style-name="ro3">
          <table:table-cell table:formula="of:=[$'Features Burndown'.A19]" office:value-type="string" office:string-value="GUI" calcext:value-type="string">
            <text:p>GUI</text:p>
          </table:table-cell>
          <table:table-cell table:formula="of:=[$'Features Burndown'.B19]" office:value-type="float" office:value="0" calcext:value-type="float">
            <text:p>0.00</text:p>
          </table:table-cell>
          <table:table-cell table:formula="of:=[$'Features Burndown'.C19]" office:value-type="float" office:value="43" calcext:value-type="float">
            <text:p>43</text:p>
          </table:table-cell>
        </table:table-row>
        <table:table-row table:style-name="ro3">
          <table:table-cell table:formula="of:=[$'Features Burndown'.A20]" office:value-type="string" office:string-value="PIE Upgrading" calcext:value-type="string">
            <text:p>PIE Upgrading</text:p>
          </table:table-cell>
          <table:table-cell table:formula="of:=[$'Features Burndown'.B20]" office:value-type="float" office:value="0" calcext:value-type="float">
            <text:p>0.00</text:p>
          </table:table-cell>
          <table:table-cell table:formula="of:=[$'Features Burndown'.C20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21]" office:value-type="string" office:string-value="IOS Client" calcext:value-type="string">
            <text:p>IOS Client</text:p>
          </table:table-cell>
          <table:table-cell table:formula="of:=[$'Features Burndown'.B21]" office:value-type="float" office:value="0.738461538461539" calcext:value-type="float">
            <text:p>0.74</text:p>
          </table:table-cell>
          <table:table-cell table:formula="of:=[$'Features Burndown'.C21]" office:value-type="float" office:value="130" calcext:value-type="float">
            <text:p>130</text:p>
          </table:table-cell>
        </table:table-row>
        <table:table-row table:style-name="ro3">
          <table:table-cell table:formula="of:=[$'Features Burndown'.A22]" office:value-type="string" office:string-value="FCT (Inc. ICT?)" calcext:value-type="string">
            <text:p>FCT (Inc. ICT?)</text:p>
          </table:table-cell>
          <table:table-cell table:formula="of:=[$'Features Burndown'.B22]" office:value-type="float" office:value="0" calcext:value-type="float">
            <text:p>0.00</text:p>
          </table:table-cell>
          <table:table-cell table:formula="of:=[$'Features Burndown'.C22]" office:value-type="float" office:value="17" calcext:value-type="float">
            <text:p>17</text:p>
          </table:table-cell>
        </table:table-row>
        <table:table-row table:style-name="ro3">
          <table:table-cell table:formula="of:=[$'Features Burndown'.A23]" office:value-type="string" office:string-value="Firmware Upgrade" calcext:value-type="string">
            <text:p>Firmware Upgrade</text:p>
          </table:table-cell>
          <table:table-cell table:formula="of:=[$'Features Burndown'.B23]" office:value-type="float" office:value="0" calcext:value-type="float">
            <text:p>0.00</text:p>
          </table:table-cell>
          <table:table-cell table:formula="of:=[$'Features Burndown'.C23]" office:value-type="float" office:value="48" calcext:value-type="float">
            <text:p>48</text:p>
          </table:table-cell>
        </table:table-row>
        <table:table-row table:style-name="ro3">
          <table:table-cell table:formula="of:=[$'Features Burndown'.A24]" office:value-type="string" office:string-value="Self Test" calcext:value-type="string">
            <text:p>Self Test</text:p>
          </table:table-cell>
          <table:table-cell table:formula="of:=[$'Features Burndown'.B24]" office:value-type="float" office:value="0" calcext:value-type="float">
            <text:p>0.00</text:p>
          </table:table-cell>
          <table:table-cell table:formula="of:=[$'Features Burndown'.C24]" office:value-type="float" office:value="16" calcext:value-type="float">
            <text:p>16</text:p>
          </table:table-cell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E$27" table:cell-range-address="$'Features Burndown'.$D$2"/>
        <table:named-range table:name="remaining_sprints_num_baseline" table:base-cell-address="$'Features Burndown'.$B$29" table:cell-range-address="$'Features Burndown'.$C$30"/>
        <table:named-range table:name="velocity_adaptation" table:base-cell-address="$'Features Burndown'.$E$30" table:cell-range-address="$'Features Burndown'.$E$30"/>
        <table:named-range table:name="velocity_forcast" table:base-cell-address="$'Features Burndown'.$E$29" table:cell-range-address="$'Features Burndown'.$E$29"/>
        <table:named-range table:name="velocity_forecast" table:base-cell-address="$'Features Burndown'.$E$29" table:cell-range-address="$'Features Burndown'.$E$29"/>
        <table:named-range table:name="velocity_inspection" table:base-cell-address="$'Features Burndown'.$E$28" table:cell-range-address="$'Features Burndown'.$E$2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7:30:05.924022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3T13:42:19.892796656</meta:creation-date>
    <dc:date>2019-11-06T17:56:27.938435995</dc:date>
    <meta:editing-duration>P2DT12H55M41S</meta:editing-duration>
    <meta:editing-cycles>168</meta:editing-cycles>
    <meta:generator>LibreOffice/6.3.2.2$Linux_X86_64 LibreOffice_project/30$Build-2</meta:generator>
    <meta:document-statistic meta:table-count="4" meta:cell-count="336" meta:object-count="0"/>
  </office:meta>
</office:document-meta>
</file>